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3.356cm" fo:min-width="14.886cm"/>
    </style:style>
    <style:style style:name="gr2" style:family="graphic" style:parent-style-name="standard">
      <style:graphic-properties svg:stroke-color="#000000" draw:fill="solid" draw:fill-color="#6666ff" draw:textarea-horizontal-align="justify" draw:textarea-vertical-align="middle" draw:auto-grow-height="false" fo:min-height="3.428cm" fo:min-width="6.944cm"/>
    </style:style>
    <style:style style:name="gr3" style:family="graphic" style:parent-style-name="standard">
      <style:graphic-properties svg:stroke-color="#000000" draw:fill="solid" draw:fill-color="#cfe7f5" draw:textarea-horizontal-align="justify" draw:textarea-vertical-align="middle" draw:auto-grow-height="false" fo:min-height="3.428cm" fo:min-width="6.944cm"/>
    </style:style>
    <style:style style:name="gr4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827cm" fo:min-width="2.415cm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751cm" fo:min-width="1.501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width="0.05cm" svg:stroke-color="#cc3300" draw:marker-start-width="0.075cm" draw:marker-end-width="0.075cm" draw:fill="solid" draw:fill-color="#ff9900" draw:textarea-horizontal-align="justify" draw:textarea-vertical-align="middle" draw:auto-grow-height="false" fo:min-height="0.316cm" fo:min-width="0.148cm" fo:padding-top="0.15cm" fo:padding-bottom="0.15cm" fo:padding-left="0.275cm" fo:padding-right="0.275cm"/>
    </style:style>
    <style:style style:name="gr8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61cm" fo:min-width="2.364cm"/>
    </style:style>
    <style:style style:name="gr9" style:family="graphic" style:parent-style-name="standard">
      <style:graphic-properties svg:stroke-color="#000000" draw:fill="solid" draw:fill-color="#00cc00" draw:textarea-horizontal-align="justify" draw:textarea-vertical-align="middle" draw:auto-grow-height="false" fo:min-height="0.61cm" fo:min-width="2.364cm"/>
    </style:style>
    <style:style style:name="gr10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61cm" fo:min-width="2.364cm"/>
    </style:style>
    <style:style style:name="gr11" style:family="graphic" style:parent-style-name="standard">
      <style:graphic-properties draw:stroke="none" svg:stroke-width="0.05cm" svg:stroke-color="#000000" draw:fill="none" draw:fill-color="#ffffff" fo:min-height="1.674cm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none" fo:min-height="2.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style:paragraph-properties fo:text-align="center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style:text-properties style:font-name="Calibri" fo:font-size="54pt" style:font-size-asian="54pt" style:font-size-complex="54pt"/>
    </style:style>
    <style:style style:name="P6" style:family="paragraph">
      <style:paragraph-properties fo:text-align="center"/>
      <style:text-properties fo:font-size="44pt" style:font-size-asian="44pt" style:font-size-complex="44pt"/>
    </style:style>
    <style:style style:name="T1" style:family="text">
      <style:text-properties style:font-name="Calibri" fo:font-size="22pt" fo:font-weight="bold" style:font-size-asian="22pt" style:font-weight-asian="bold" style:font-size-complex="22pt" style:font-weight-complex="bold"/>
    </style:style>
    <style:style style:name="T2" style:family="text">
      <style:text-properties style:font-name="Calibri" fo:font-size="22pt" style:font-size-asian="22pt" style:font-size-complex="22pt"/>
    </style:style>
    <style:style style:name="T3" style:family="text">
      <style:text-properties style:font-name="Calibri" fo:font-size="22pt" style:font-size-asian="22pt" style:font-weight-asian="bold" style:font-size-complex="22pt" style:font-weight-complex="bold"/>
    </style:style>
    <style:style style:name="T4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alibri"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Calibri" fo:font-size="54pt" style:font-size-asian="54pt" style:font-size-complex="54pt"/>
    </style:style>
    <style:style style:name="T8" style:family="text">
      <style:text-properties style:font-name="Calibri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386cm" svg:height="13.606cm" svg:x="0.297cm" svg:y="4.298cm">
          <text:p text:style-name="P1"><text:span text:style-name="T1"/>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444cm" svg:height="3.678cm" svg:x="4.2cm" svg:y="4.822cm">
          <text:p text:style-name="P1"><text:span text:style-name="T1">QTESTS</text:span></text:p>
          <text:p text:style-name="P1"><text:span text:style-name="T2">DESCRIPTION</text:span>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444cm" svg:height="3.678cm" svg:x="0.282cm" svg:y="0.288cm">
          <text:p text:style-name="P1"><text:span text:style-name="T1">TEST </text:span></text:p>
          <text:p text:style-name="P1"><text:span text:style-name="T2">DISTRIBUTIONS</text:span>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444cm" svg:height="3.678cm" svg:x="8.249cm" svg:y="0.288cm">
          <text:p text:style-name="P2"><text:span text:style-name="T3">REFERENCES</text:span></text:p>
          <text:p text:style-name="P2"><text:span text:style-name="T2">DISTRIBUTIONS</text:span></text:p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915cm" svg:height="1.077cm" svg:x="4.813cm" svg:y="2.891cm">
          <text:p text:style-name="P1"><text:span text:style-name="T4">.roo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915cm" svg:height="1.077cm" svg:x="12.785cm" svg:y="2.89cm">
          <text:p text:style-name="P1"><text:span text:style-name="T4">.roo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915cm" svg:height="1.077cm" svg:x="8.735cm" svg:y="7.425cm">
          <text:p text:style-name="P1"><text:span text:style-name="T4">.xm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444cm" svg:height="3.678cm" svg:x="4.233cm" svg:y="9.347cm">
          <text:p text:style-name="P1"><text:span text:style-name="T5"><text:s text:c="11"/></text:span></text:p>
          <text:p text:style-name="P1"><text:span text:style-name="T5"><text:s text:c="3"/></text:span></text:p>
          <text:p text:style-name="P1"><text:span text:style-name="T5"><text:s text:c="12"/></text:span><text:span text:style-name="T1">QTESTS</text:span></text:p>
          <text:p text:style-name="P1"><text:span text:style-name="T1"><text:s text:c="12"/></text:span><text:span text:style-name="T1">RUNNER</text:span>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001cm" svg:height="2.001cm" svg:x="4.888cm" svg:y="10.187cm">
          <text:p/>
          <draw:enhanced-geometry svg:viewBox="0 0 21600 21600" draw:type="block-arc" draw:modifiers="109.024737485421 7739.086171850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" draw:text-style-name="P1" draw:layer="layout" svg:width="0.618cm" svg:height="0.453cm" draw:transform="rotate (-2.04203522483337) translate (6.073cm 11.88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1.49cm" svg:height="0.826cm" draw:transform="rotate (0.00314159265358975) translate (7.111cm 8.516cm)">
          <text:p/>
          <draw:enhanced-geometry svg:viewBox="0 0 21600 21600" draw:mirror-horizontal="false" draw:mirror-vertical="false" draw:text-areas="?f0 0 ?f2 ?f5" draw:type="down-arrow" draw:modifiers="9845.12195121951 5743.0809399477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1.49cm" svg:height="0.826cm" draw:transform="rotate (0.00314159265358975) translate (4.688cm 3.998cm)">
          <text:p/>
          <draw:enhanced-geometry svg:viewBox="0 0 21600 21600" draw:mirror-horizontal="false" draw:mirror-vertical="false" draw:text-areas="?f0 0 ?f2 ?f5" draw:type="down-arrow" draw:modifiers="9845.12195121951 5743.0809399477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1.49cm" svg:height="0.826cm" draw:transform="rotate (0.00314159265358975) translate (9.562cm 3.997cm)">
          <text:p/>
          <draw:enhanced-geometry svg:viewBox="0 0 21600 21600" draw:mirror-horizontal="false" draw:mirror-vertical="false" draw:text-areas="?f0 0 ?f2 ?f5" draw:type="down-arrow" draw:modifiers="9845.12195121951 5743.0809399477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7.444cm" svg:height="3.678cm" svg:x="4.236cm" svg:y="13.871cm">
          <text:p text:style-name="P1"><text:span text:style-name="T1"><text:s text:c="19"/></text:span><text:span text:style-name="T1">QREPORT</text:span></text:p>
          <text:p text:style-name="P1"><text:span text:style-name="T1"/>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915cm" svg:height="1.077cm" svg:x="8.766cm" svg:y="16.474cm">
          <text:p text:style-name="P1"><text:span text:style-name="T4">.json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864cm" svg:height="0.86cm" svg:x="4.357cm" svg:y="15.68cm">
          <text:p text:style-name="P4"><text:span text:style-name="T6">WARNING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864cm" svg:height="0.86cm" svg:x="4.357cm" svg:y="16.561cm">
          <text:p text:style-name="P4"><text:span text:style-name="T6">SUCCES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864cm" svg:height="0.86cm" svg:x="4.357cm" svg:y="14.795cm">
          <text:p text:style-name="P4"><text:span text:style-name="T6">FAILURE</text:span></text:p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1.486cm" svg:height="2.206cm" svg:x="7.235cm" svg:y="15.109cm">
          <draw:text-box>
            <text:p text:style-name="P5"><text:span text:style-name="T7">?</text:span></text:p>
          </draw:text-box>
        </draw:frame>
        <draw:custom-shape draw:style-name="gr7" draw:text-style-name="P1" draw:layer="layout" svg:width="1.49cm" svg:height="0.826cm" draw:transform="rotate (0.00314159265358975) translate (7.111cm 13.041cm)">
          <text:p/>
          <draw:enhanced-geometry svg:viewBox="0 0 21600 21600" draw:mirror-horizontal="false" draw:mirror-vertical="false" draw:text-areas="?f0 0 ?f2 ?f5" draw:type="down-arrow" draw:modifiers="9845.12195121951 5743.0809399477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6" draw:layer="layout" svg:width="7.36cm" svg:height="2.7cm" draw:transform="rotate (-1.5707963267949) translate (15.488cm 4.498cm)">
          <draw:text-box>
            <text:p text:style-name="P6"><text:span text:style-name="T8">DQM4HE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8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te </meta:initial-creator>
    <meta:creation-date>2018-07-01T18:58:10.197690012</meta:creation-date>
    <dc:date>2018-07-01T20:10:44.562983654</dc:date>
    <dc:creator>rete </dc:creator>
    <meta:editing-duration>PT22M17S</meta:editing-duration>
    <meta:editing-cycles>2</meta:editing-cycles>
    <meta:generator>LibreOffice/4.3.3.2$Linux_x86 LibreOffice_project/430m0$Build-2</meta:generator>
    <meta:document-statistic meta:object-count="21"/>
  </office:meta>
</office:document-meta>
</file>